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158d" officeooo:paragraph-rsid="0017158d"/>
    </style:style>
    <style:style style:name="P2" style:family="paragraph" style:parent-style-name="Standard">
      <style:text-properties officeooo:rsid="0018523c" officeooo:paragraph-rsid="0018523c"/>
    </style:style>
    <style:style style:name="P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font-size="32pt" officeooo:rsid="0017158d" officeooo:paragraph-rsid="0017158d" style:font-size-asian="32pt" style:font-size-complex="32pt"/>
    </style:style>
    <style:style style:name="P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a2df5" officeooo:paragraph-rsid="001a2df5"/>
    </style:style>
    <style:style style:name="P5" style:family="paragraph" style:parent-style-name="Text_20_body">
      <style:text-properties officeooo:rsid="001a2df5" officeooo:paragraph-rsid="001a2df5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a2df5" officeooo:paragraph-rsid="001a2df5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40pt" fo:font-weight="bold" officeooo:rsid="001aab16" officeooo:paragraph-rsid="001aab16" style:font-size-asian="40pt" style:font-weight-asian="bold" style:font-size-complex="40pt" style:font-weight-complex="bold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2pt" fo:font-weight="bold" officeooo:rsid="001aab16" officeooo:paragraph-rsid="001aab16" style:font-size-asian="10.5pt" style:font-weight-asian="bold" style:font-size-complex="12pt" style:font-weight-complex="bold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2pt" fo:font-weight="bold" officeooo:rsid="001aba16" officeooo:paragraph-rsid="001aba16" style:font-size-asian="10.5pt" style:font-weight-asian="bold" style:font-size-complex="12pt" style:font-weight-complex="bold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officeooo:rsid="001aba16" officeooo:paragraph-rsid="001aba16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weight="bold" officeooo:rsid="001aba16" officeooo:paragraph-rsid="001aba16" style:font-weight-asian="bold" style:font-weight-complex="bold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74cm" fo:border-left="none" fo:border-right="none" fo:border-top="none" fo:border-bottom="0.06pt solid #000000" style:join-border="false"/>
      <style:text-properties officeooo:rsid="001a2df5" officeooo:paragraph-rsid="001a2df5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74cm" fo:border-left="none" fo:border-right="none" fo:border-top="none" fo:border-bottom="0.06pt solid #000000" style:join-border="false"/>
      <style:text-properties fo:font-size="40pt" fo:font-weight="bold" officeooo:rsid="001aab16" officeooo:paragraph-rsid="001aab16" style:font-size-asian="40pt" style:font-weight-asian="bold" style:font-size-complex="40pt" style:font-weight-complex="bold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74cm" fo:border-left="none" fo:border-right="none" fo:border-top="none" fo:border-bottom="0.06pt solid #000000" style:join-border="false"/>
      <style:text-properties fo:font-size="12pt" fo:font-weight="bold" officeooo:rsid="001aab16" officeooo:paragraph-rsid="001aab16" style:font-size-asian="10.5pt" style:font-weight-asian="bold" style:font-size-complex="12pt" style:font-weight-complex="bold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74cm" fo:border-left="none" fo:border-right="none" fo:border-top="none" fo:border-bottom="0.06pt solid #000000" style:join-border="false"/>
      <style:text-properties fo:font-size="12pt" fo:font-weight="bold" officeooo:rsid="001aba16" officeooo:paragraph-rsid="001aba16" style:font-size-asian="10.5pt" style:font-weight-asian="bold" style:font-size-complex="12pt" style:font-weight-complex="bold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74cm" fo:border-left="none" fo:border-right="none" fo:border-top="none" fo:border-bottom="0.06pt solid #000000" style:join-border="false"/>
      <style:text-properties fo:font-weight="bold" officeooo:rsid="001aba16" officeooo:paragraph-rsid="001aba16" style:font-weight-asian="bold" style:font-weight-complex="bold"/>
    </style:style>
    <style:style style:name="T1" style:family="text">
      <style:text-properties officeooo:rsid="0018523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eate a eigrp routing :</text:p>
      <text:p text:style-name="P1"/>
      <text:p text:style-name="P1"/>
      <text:p text:style-name="P1">we use three router connected to each other and two pc each connected to the router through the switch.give the each router <text:span text:style-name="T1">has a lan and a wan wich is a serial interface with another router</text:span></text:p>
      <text:p text:style-name="P2">see the eigrp routing </text:p>
      <text:p text:style-name="P2"/>
      <text:p text:style-name="P2"/>
      <text:p text:style-name="P2"/>
      <text:p text:style-name="P2">first thing first create the connection first</text:p>
      <text:p text:style-name="P2"/>
      <text:p text:style-name="P4">first router:</text:p>
      <text:p text:style-name="P5">Router&gt;enable</text:p>
      <text:p text:style-name="P6">Router#configure terminal</text:p>
      <text:p text:style-name="P6">Enter configuration commands, one per line. End with CNTL/Z.</text:p>
      <text:p text:style-name="P6">Router(config)#do show ip interface brief</text:p>
      <text:p text:style-name="P6"/>
      <text:p text:style-name="P6">Router(config)#interface GigabitEthernet0/0</text:p>
      <text:p text:style-name="P6">Router(config-if)#ip address 192.168.0.1 255.255.255.0</text:p>
      <text:p text:style-name="P6">Router(config-if)#no shutdown</text:p>
      <text:p text:style-name="Text_20_body"/>
      <text:p text:style-name="P6">Router(config-if)#</text:p>
      <text:p text:style-name="P6">Router(config-if)#exit</text:p>
      <text:p text:style-name="P6">Router(config)#interface Serial0/3/0</text:p>
      <text:p text:style-name="P6">Router(config-if)#ip address 10.0.0.1 255.0.0.0</text:p>
      <text:p text:style-name="P6">Router(config-if)#no shutdown</text:p>
      <text:p text:style-name="Text_20_body"/>
      <text:p text:style-name="P13">router 2:</text:p>
      <text:p text:style-name="P7">Router&gt;</text:p>
      <text:p text:style-name="P6">Router&gt;enable</text:p>
      <text:p text:style-name="P6">Router#configure terminal</text:p>
      <text:p text:style-name="P6">Enter configuration commands, one per line. End with CNTL/Z.</text:p>
      <text:p text:style-name="P6">Router(config)#do show ip interface brief</text:p>
      <text:p text:style-name="P6">Interface IP-Address OK? Method Status Protocol</text:p>
      <text:p text:style-name="P6">GigabitEthernet0/0 unassigned YES unset administratively down down</text:p>
      <text:p text:style-name="P6">GigabitEthernet0/1 unassigned YES unset administratively down down</text:p>
      <text:p text:style-name="P6">GigabitEthernet0/2 unassigned YES unset administratively down down</text:p>
      <text:p text:style-name="P6">Serial0/3/0 unassigned YES unset administratively down down</text:p>
      <text:p text:style-name="P6">Serial0/3/1 unassigned YES unset administratively down down</text:p>
      <text:p text:style-name="P6">Vlan1 unassigned YES unset administratively down down</text:p>
      <text:p text:style-name="P6">Router(config)#interface GigabitEthernet0/0</text:p>
      <text:p text:style-name="P6">Router(config-if)#ip address 192.168.1.1 255.255.255.0</text:p>
      <text:p text:style-name="P6">Router(config-if)#no shutdown</text:p>
      <text:p text:style-name="Text_20_body"><text:soft-page-break/></text:p>
      <text:p text:style-name="P6">Router(config-if)#</text:p>
      <text:p text:style-name="P6">%LINK-5-CHANGED: Interface GigabitEthernet0/0, changed state to up</text:p>
      <text:p text:style-name="Text_20_body"/>
      <text:p text:style-name="P6">%LINEPROTO-5-UPDOWN: Line protocol on Interface GigabitEthernet0/0, changed state to up</text:p>
      <text:p text:style-name="Text_20_body"/>
      <text:p text:style-name="P6">Router(config-if)#exit</text:p>
      <text:p text:style-name="P6">Router(config)#interface Serial0/3/0</text:p>
      <text:p text:style-name="P6">Router(config-if)#ip address 10.0.0.2 255.0.0.0</text:p>
      <text:p text:style-name="P6">Router(config-if)#no shutdown</text:p>
      <text:p text:style-name="Text_20_body"/>
      <text:p text:style-name="P6">Router(config-if)#</text:p>
      <text:p text:style-name="P6">%LINK-5-CHANGED: Interface Serial0/3/0, changed state to up</text:p>
      <text:p text:style-name="Text_20_body"/>
      <text:p text:style-name="P6">Router(config-if)#exit</text:p>
      <text:p text:style-name="P6">Router(config)#in</text:p>
      <text:p text:style-name="P6">%LINEPROTO-5-UPDOWN: Line protocol on Interface Serial0/3/0, changed state to u</text:p>
      <text:p text:style-name="P6">Router(config)#interface Serial0/3/1</text:p>
      <text:p text:style-name="P6">Router(config-if)#ip address 11.0.0.1 255.0.0.0</text:p>
      <text:p text:style-name="P6">Router(config-if)#no shutdown</text:p>
      <text:p text:style-name="Text_20_body"/>
      <text:p text:style-name="P6">%LINK-5-CHANGED: Interface Serial0/3/1, changed state to down</text:p>
      <text:p text:style-name="P6">Router(config-if)#</text:p>
      <text:p text:style-name="P6">Router(config-if)#exit</text:p>
      <text:p text:style-name="P6">Router(config)#^Z</text:p>
      <text:p text:style-name="P6">Router#</text:p>
      <text:p text:style-name="P6">%SYS-5-CONFIG_I: Configured from console by console</text:p>
      <text:p text:style-name="Text_20_body"/>
      <text:p text:style-name="P6">Router#</text:p>
      <text:p text:style-name="P7"/>
      <text:p text:style-name="P7"/>
      <text:p text:style-name="P7"/>
      <text:p text:style-name="P13">router3:</text:p>
      <text:p text:style-name="P7">Router&gt;enable</text:p>
      <text:p text:style-name="P6">Router#configure</text:p>
      <text:p text:style-name="P6">Router#configure terminal</text:p>
      <text:p text:style-name="P6">Enter configuration commands, one per line. End with CNTL/Z.</text:p>
      <text:p text:style-name="P6">Router(config)#do show ip interface brief</text:p>
      <text:p text:style-name="P6">Interface IP-Address OK? Method Status Protocol</text:p>
      <text:p text:style-name="P6">GigabitEthernet0/0 unassigned YES unset administratively down down</text:p>
      <text:p text:style-name="P6">GigabitEthernet0/1 unassigned YES unset administratively down down</text:p>
      <text:p text:style-name="P6"><text:soft-page-break/>GigabitEthernet0/2 unassigned YES unset administratively down down</text:p>
      <text:p text:style-name="P6">Serial0/3/0 unassigned YES unset administratively down down</text:p>
      <text:p text:style-name="P6">Serial0/3/1 unassigned YES unset administratively down down</text:p>
      <text:p text:style-name="P6">Vlan1 unassigned YES unset administratively down down</text:p>
      <text:p text:style-name="P6">Router(config)#interface GigabitEthernet0/0</text:p>
      <text:p text:style-name="P6">Router(config-if)#ip address 192.168.2.1 255.255.255.0</text:p>
      <text:p text:style-name="P6">Router(config-if)#no shut</text:p>
      <text:p text:style-name="Text_20_body"/>
      <text:p text:style-name="P6">Router(config-if)#</text:p>
      <text:p text:style-name="P6">%LINK-5-CHANGED: Interface GigabitEthernet0/0, changed state to up</text:p>
      <text:p text:style-name="Text_20_body"/>
      <text:p text:style-name="P6">%LINEPROTO-5-UPDOWN: Line protocol on Interface GigabitEthernet0/0, changed state to up</text:p>
      <text:p text:style-name="Text_20_body"/>
      <text:p text:style-name="P6">Router(config-if)#exit</text:p>
      <text:p text:style-name="P6">Router(config)#interface Serial0/3/1</text:p>
      <text:p text:style-name="P6">Router(config-if)#ip address 11.0.0.2 255.0.0.0</text:p>
      <text:p text:style-name="P6">Router(config-if)#no shutdown</text:p>
      <text:p text:style-name="Text_20_body"/>
      <text:p text:style-name="P6">Router(config-if)#</text:p>
      <text:p text:style-name="P6">%LINK-5-CHANGED: Interface Serial0/3/1, changed state to up</text:p>
      <text:p text:style-name="Text_20_body"/>
      <text:p text:style-name="P6">Router(config-if)#</text:p>
      <text:p text:style-name="P6">Router(config-if)#</text:p>
      <text:p text:style-name="P6">%LINEPROTO-5-UPDOWN: Line protocol on Interface Serial0/3/1, changed state to up</text:p>
      <text:p text:style-name="Text_20_body"/>
      <text:p text:style-name="P6">Router(config-if)#</text:p>
      <text:p text:style-name="P7"/>
      <text:p text:style-name="P7"/>
      <text:p text:style-name="P7"/>
      <text:p text:style-name="P7"/>
      <text:p text:style-name="P7"/>
      <text:p text:style-name="P14">now its eigrp time</text:p>
      <text:p text:style-name="P8"/>
      <text:p text:style-name="P9">just one thing there is a wild mask <text:s/>if the subnet </text:p>
      <text:p text:style-name="P9">mask is: <text:s text:c="5"/>255.255.255.0</text:p>
      <text:p text:style-name="P9">wild_mask:0.0.0.255</text:p>
      <text:p text:style-name="P9"><text:soft-page-break/>if the mask:255.0.0.0</text:p>
      <text:p text:style-name="P9">wild_mask:0.255.255.255</text:p>
      <text:p text:style-name="P9">its what is you need</text:p>
      <text:p text:style-name="P9"/>
      <text:p text:style-name="P9"/>
      <text:p text:style-name="P9"/>
      <text:p text:style-name="P15">go to router 1:</text:p>
      <text:p text:style-name="P9">Router#configure terminal</text:p>
      <text:p text:style-name="P6">Enter configuration commands, one per line. End with CNTL/Z.</text:p>
      <text:p text:style-name="P6">Router(config)#router eigrp 100</text:p>
      <text:p text:style-name="P6">Router(config-router)#network ?</text:p>
      <text:p text:style-name="P6">A.B.C.D Network number</text:p>
      <text:p text:style-name="P6">Router(config-router)#network 192.168.0.0 0.0.0.255</text:p>
      <text:p text:style-name="P6">Router(config-router)#network 10.0.0.0 0.255.255.255</text:p>
      <text:p text:style-name="P6">Router(config-router)#no auto</text:p>
      <text:p text:style-name="P6">Router(config-router)#no auto-summary </text:p>
      <text:p text:style-name="P6">Router(config-router)#</text:p>
      <text:p text:style-name="P9"/>
      <text:p text:style-name="P16">go to router 2:</text:p>
      <text:p text:style-name="P10">Router&gt;enable</text:p>
      <text:p text:style-name="P6">Router#configure terminal</text:p>
      <text:p text:style-name="P6">Enter configuration commands, one per line. End with CNTL/Z.</text:p>
      <text:p text:style-name="P6">Router(config)#router eigrp ?</text:p>
      <text:p text:style-name="P6">&lt;1-65535&gt; Autonomous system number</text:p>
      <text:p text:style-name="P6">Router(config)#router eigrp 100</text:p>
      <text:p text:style-name="P6">Router(config-router)#network 10.0.0.0 0.255.255.255</text:p>
      <text:p text:style-name="P6">Router(config-router)#</text:p>
      <text:p text:style-name="P6">%DUAL-5-NBRCHANGE: IP-EIGRP 100: Neighbor 10.0.0.1 (Serial0/3/0) is up: new adjacency</text:p>
      <text:p text:style-name="Text_20_body"/>
      <text:p text:style-name="P6">Router(config-router)#network 192.168.1.0 0.0.0.255</text:p>
      <text:p text:style-name="P6">Router(config-router)#network 11.0.0.0 0.255.255.255</text:p>
      <text:p text:style-name="P6">Router(config-router)#no au</text:p>
      <text:p text:style-name="P6">Router(config-router)#no auto-summary </text:p>
      <text:p text:style-name="P6">Router(config-router)#</text:p>
      <text:p text:style-name="P6"/>
      <text:p text:style-name="P17">go to router3:</text:p>
      <text:p text:style-name="P12"/>
      <text:p text:style-name="P10">Router&gt;enable</text:p>
      <text:p text:style-name="P6">Router#configure terminal</text:p>
      <text:p text:style-name="P6">Enter configuration commands, one per line. End with CNTL/Z.</text:p>
      <text:p text:style-name="P6">Router(config)#router eigrp 100</text:p>
      <text:p text:style-name="P6">Router(config-router)#network 11.0.0.0 0.255.255.255</text:p>
      <text:p text:style-name="P6">Router(config-router)#</text:p>
      <text:p text:style-name="P6"><text:soft-page-break/>%DUAL-5-NBRCHANGE: IP-EIGRP 100: Neighbor 11.0.0.1 (Serial0/3/1) is up: new adjacency</text:p>
      <text:p text:style-name="Text_20_body"/>
      <text:p text:style-name="P6">Router(config-router)#network 192.168.2.0 0.0.0.255</text:p>
      <text:p text:style-name="P6">Router(config-router)#no au</text:p>
      <text:p text:style-name="P6">Router(config-router)#no auto-summary </text:p>
      <text:p text:style-name="P6">Router(config-router)#</text:p>
      <text:p text:style-name="P6"/>
      <text:p text:style-name="P6"/>
      <text:p text:style-name="P6"/>
      <text:p text:style-name="P11">done .now ping it......</text:p>
      <text:p text:style-name="P11">done eigrp</text:p>
      <text:p text:style-name="P11"/>
      <text:p text:style-name="P11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4T21:27:43.368190512</meta:creation-date>
    <dc:date>2018-07-24T22:33:41.473965001</dc:date>
    <meta:editing-duration>PT8M8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5" meta:paragraph-count="131" meta:word-count="520" meta:character-count="5004" meta:non-whitespace-character-count="4604"/>
  </office:meta>
</office:document-meta>
</file>